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17.5pt" style:font-size-complex="20pt"/>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MTemaNormal">
      <style:paragraph-properties fo:text-align="start" style:justify-single-word="false"/>
      <style:text-properties style:font-name="Times New Roman"/>
    </style:style>
    <style:style style:name="P4" style:family="paragraph" style:parent-style-name="MTemaNormal">
      <style:paragraph-properties fo:margin-left="0.011in" fo:margin-right="0in" fo:text-align="start" style:justify-single-word="false" fo:text-indent="0in" style:auto-text-indent="false"/>
      <style:text-properties style:font-name="Times New Roman"/>
    </style:style>
    <style:style style:name="P5" style:family="paragraph" style:parent-style-name="MTemaNormal">
      <style:paragraph-properties fo:margin-left="0in" fo:margin-right="0in" fo:text-align="start" style:justify-single-word="false"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none" fo:font-weight="bold" style:font-size-asian="10.5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font-name="Times New Roman" fo:font-size="10pt" style:text-underline-style="none" fo:font-weight="bold" style:font-size-asian="10pt" style:font-weight-asian="bold" style:font-size-complex="10pt" style:font-weight-complex="bold"/>
    </style:style>
    <style:style style:name="P11" style:family="paragraph" style:parent-style-name="Standard">
      <style:paragraph-properties fo:margin-left="0in" fo:margin-right="0in" fo:text-align="start" style:justify-single-word="false" fo:text-indent="0in" style:auto-text-indent="false"/>
      <style:text-properties style:font-name="Times New Roman" fo:font-size="10pt" style:text-underline-style="none" fo:font-weight="normal" style:font-size-asian="10pt" style:font-weight-asian="normal" style:font-size-complex="10pt" style:font-weight-complex="normal"/>
    </style:style>
    <style:style style:name="P12" style:family="paragraph" style:parent-style-name="MTemaNormal">
      <style:paragraph-properties fo:margin-left="0in" fo:margin-right="0in" fo:text-align="start" style:justify-single-word="false"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MTemaNormal">
      <style:paragraph-properties fo:margin-left="0in" fo:margin-right="0in" fo:text-align="start" style:justify-single-word="false" fo:text-indent="0in" style:auto-text-indent="false"/>
      <style:text-properties style:font-name="Times New Roman" fo:font-size="12pt" style:text-underline-style="none" fo:font-weight="normal" style:font-size-asian="10.5pt" style:font-weight-asian="normal" style:font-size-complex="12pt" style:font-weight-complex="normal"/>
    </style:style>
    <style:style style:name="P14" style:family="paragraph" style:parent-style-name="MTemaNormal">
      <style:paragraph-properties fo:margin-left="0in" fo:margin-right="0in" fo:text-align="start" style:justify-single-word="false"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15" style:family="paragraph" style:parent-style-name="MTemaNormal">
      <style:paragraph-properties fo:margin-left="0in" fo:margin-right="0in" fo:text-align="start" style:justify-single-word="false" fo:text-indent="0in" style:auto-text-indent="false"/>
      <style:text-properties style:font-name="Times New Roman" fo:font-size="12pt" style:text-underline-style="none" fo:font-weight="bold" style:font-size-asian="10.5pt" style:font-weight-asian="bold" style:font-size-complex="12pt" style:font-weight-complex="bold"/>
    </style:style>
    <style:style style:name="P16" style:family="paragraph" style:parent-style-name="MTemaNormal">
      <style:paragraph-properties fo:margin-left="0in" fo:margin-right="0in" fo:text-align="start" style:justify-single-word="false" fo:text-indent="0in" style:auto-text-indent="false"/>
      <style:text-properties style:font-name="Times New Roman" fo:font-size="10pt" style:text-underline-style="none" fo:font-weight="normal" style:font-size-asian="10pt" style:font-weight-asian="normal" style:font-size-complex="10pt" style:font-weight-complex="normal"/>
    </style:style>
    <style:style style:name="P17" style:family="paragraph" style:parent-style-name="MTemaNormal">
      <style:paragraph-properties fo:margin-left="0in" fo:margin-right="0in" fo:text-align="start" style:justify-single-word="false" fo:text-indent="0in" style:auto-text-indent="false"/>
      <style:text-properties style:font-name="Times New Roman"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background-color="#00ff00"/>
    </style:style>
    <style:style style:name="T6" style:family="text">
      <style:text-properties fo:background-color="#00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che Shiro</text:p>
      <text:p text:style-name="P1"/>
      <text:p text:style-name="P2"><text:bookmark-start text:name="__DdeLink__178_1090131349"/>Introducción:<text:bookmark-end text:name="__DdeLink__178_1090131349"/> </text:p>
      <text:p text:style-name="P2"/>
      <text:p text:style-name="P6">Para el manejo de la autenticación y autorización de los usuarios se utilizó Apache Shiro. La versión web de shiro no está hecha para tener un servlet propio que filtra las URLs a las que entran los usuarios y maneja las sesiones con la sesión web. Al usar GWT, siempre se está en la misma URL y se van haciendo llamadas RPC que van al servlet de GWT, entonces tenemos que implementar la seguridad a mano.</text:p>
      <text:p text:style-name="P6"/>
      <text:p text:style-name="P4">Como GWT no tiene sesiones de la misma manera que una aplicación web común, tenemos que estar pasando todo el tiempo el identificador de la sesión en cada llamada RPC.</text:p>
      <text:p text:style-name="P3"/>
      <text:p text:style-name="P12">El problema más grande de esto es que para hacer que del lado de la interfaz de un usuario, no vea las cosas que no está autorizado para ver, tuvimos que pasar los permisos del usuario que se está logueando dentro de un datatype y para poder sacarlos tuvimos que controlar cosas por fuera del shiro.</text:p>
      <text:p text:style-name="P5"><text:span text:style-name="T1">Se creó un servlet(InitServlet) que se utiliza para cargar el archivo de configuración </text:span><text:span text:style-name="T2">shiro.ini</text:span><text:span text:style-name="T1">.</text:span></text:p>
      <text:p text:style-name="P12"/>
      <text:p text:style-name="P16">#See Shiro API</text:p>
      <text:p text:style-name="P16">http://shiro.apache.org/static/current/apidocs/org/apache/shiro/web/servlet/IniShiroFilter.html</text:p>
      <text:p text:style-name="P16"/>
      <text:p text:style-name="P16">#create an object of the RoleSecurityJdbcRealm</text:p>
      <text:p text:style-name="P16">#IniShiroFilter will inject that object into the SecurityManager</text:p>
      <text:p text:style-name="P16"/>
      <text:p text:style-name="P16">[main]</text:p>
      <text:p text:style-name="P16">realmA = bo.gob.mintrabajo.ovt.auth.AuthenticationRealm</text:p>
      <text:p text:style-name="P16"/>
      <text:p text:style-name="P16">#default login page</text:p>
      <text:p text:style-name="P16">authc.loginUrl = /pages/inicio.jsf</text:p>
      <text:p text:style-name="P16"/>
      <text:p text:style-name="P16">#this application will use all the default</text:p>
      <text:p text:style-name="P16">#filters (see link above)</text:p>
      <text:p text:style-name="P16">#for example the default login page is /login.jsp</text:p>
      <text:p text:style-name="P16">#users who try to access a page protected by Shiro</text:p>
      <text:p text:style-name="P16">#will be sent to /login.jsp</text:p>
      <text:p text:style-name="P16"/>
      <text:p text:style-name="P16">[filters]</text:p>
      <text:p text:style-name="P16">#only let authenticated users</text:p>
      <text:p text:style-name="P16">#with the appropriate role</text:p>
      <text:p text:style-name="P16">#view the web pages in the secure</text:p>
      <text:p text:style-name="P16">#and admin areas</text:p>
      <text:p text:style-name="P16"/>
      <text:p text:style-name="P16">[urls]</text:p>
      <text:p text:style-name="P16">/pages/template/** = anon</text:p>
      <text:p text:style-name="P16">/pages/publico/** = anon</text:p>
      <text:p text:style-name="P16">/assets/** = anon</text:p>
      <text:p text:style-name="P16">/mensajes/** = anon</text:p>
      <text:p text:style-name="P16">/archivos/** = anon</text:p>
      <text:p text:style-name="P16">/pages/inicio.jsf = authc</text:p>
      <text:p text:style-name="P16">/pages/parametrizacion/** = authc</text:p>
      <text:p text:style-name="P16">/pages/declaracion/** = authc</text:p>
      <text:p text:style-name="P16">/pages/administracion/** = authc</text:p>
      <text:p text:style-name="P16">/pages/auditoria/** = authc</text:p>
      <text:p text:style-name="P7"><text:bookmark-start text:name="__DdeLink__197_1090131349"/><text:soft-page-break/>Manager para control de autenticación:<text:bookmark-end text:name="__DdeLink__197_1090131349"/></text:p>
      <text:p text:style-name="P7"/>
      <text:p text:style-name="P9">El manager implementando se encargará de iniciar la sesión del usuario y permitir la navegación de pantallas o la prohibición de las misma, para ello SHIRO espera la un TOKEN con el usuario y password existente en base de datos, los cuales son comparados por APACHE SHIRO y si todo esta correcto validará la session o no del usuario login.</text:p>
      <text:p text:style-name="P9"/>
      <text:p text:style-name="P7">Clase java</text:p>
      <text:p text:style-name="P7"/>
      <text:p text:style-name="P11">public class AuthenticationRealm extends JdbcRealm {</text:p>
      <text:p text:style-name="P11"><text:s text:c="4"/>/**</text:p>
      <text:p text:style-name="P11"><text:s text:c="5"/>* The default query used to retrieve account data for the user.</text:p>
      <text:p text:style-name="P11"><text:s text:c="5"/>*/</text:p>
      <text:p text:style-name="P11"><text:s text:c="4"/>protected static final String AUTENTICACION_DE_USUARIO =</text:p>
      <text:p text:style-name="P11"><text:s text:c="12"/>"SELECT CLAVE FROM USR_USUARIO WHERE USUARIO = ?";</text:p>
      <text:p text:style-name="P11"/>
      <text:p text:style-name="P11"><text:s text:c="4"/>private static final Logger log = LoggerFactory.getLogger(AuthenticationRealm.class);</text:p>
      <text:p text:style-name="P11"/>
      <text:p text:style-name="P11"><text:s text:c="4"/>public AuthenticationRealm() {</text:p>
      <text:p text:style-name="P11"/>
      <text:p text:style-name="P11"><text:s text:c="8"/>setAuthenticationQuery(AUTENTICACION_DE_USUARIO);</text:p>
      <text:p text:style-name="P11"><text:s text:c="8"/>setPermissionsLookupEnabled(true);</text:p>
      <text:p text:style-name="P11"><text:s text:c="8"/>setDataSource(Util.obtenerDatasource());</text:p>
      <text:p text:style-name="P11"><text:s text:c="4"/>}</text:p>
      <text:p text:style-name="P11"/>
      <text:p text:style-name="P11"><text:s text:c="4"/>@Override</text:p>
      <text:p text:style-name="P11"><text:s text:c="4"/>protected AuthenticationInfo doGetAuthenticationInfo(final AuthenticationToken token) throws AuthenticationException {</text:p>
      <text:p text:style-name="P11"><text:s text:c="8"/>SimpleAuthenticationInfo authenticationInfo = (SimpleAuthenticationInfo) super.doGetAuthenticationInfo(token);</text:p>
      <text:p text:style-name="P11"/>
      <text:p text:style-name="P11"><text:s text:c="8"/>log.info("Credentials="+new String((char[])authenticationInfo.getCredentials()));</text:p>
      <text:p text:style-name="P11"><text:s text:c="8"/>log.info("Credentials.string="+new String((char[])authenticationInfo.getCredentials()));</text:p>
      <text:p text:style-name="P11"/>
      <text:p text:style-name="P11"><text:s text:c="8"/>log.info("=================== TOKEN PASSWORD " + new String((char[])token.getCredentials()));</text:p>
      <text:p text:style-name="P11"><text:s text:c="8"/>log.info("=================== TOKEN PRINCIPA " + token.getPrincipal().toString());</text:p>
      <text:p text:style-name="P11"><text:s text:c="8"/>log.info("=================== AUTHE USUARIO " + new String((char[]) authenticationInfo.getCredentials()));</text:p>
      <text:p text:style-name="P11"><text:s text:c="8"/>log.info("La comparación de credenciales es ..... "+getCredentialsMatcher().doCredentialsMatch(token, authenticationInfo));</text:p>
      <text:p text:style-name="P11"/>
      <text:p text:style-name="P11"/>
      <text:p text:style-name="P11"><text:s text:c="8"/><text:bookmark-start text:name="__DdeLink__193_1090131349"/>CredentialsMatcher cm = getCredentialsMatcher();</text:p>
      <text:p text:style-name="P11"><text:s text:c="8"/>cm.doCredentialsMatch(token, authenticationInfo);</text:p>
      <text:p text:style-name="P11"/>
      <text:p text:style-name="P11"><text:s text:c="8"/>Object credentials = authenticationInfo.getCredentials();</text:p>
      <text:p text:style-name="P11"><text:s text:c="8"/>byte[] storedBytes = CodecSupport.toBytes((char[]) credentials);</text:p>
      <text:p text:style-name="P11"/>
      <text:p text:style-name="P11"/>
      <text:p text:style-name="P11"><text:s text:c="8"/>return authenticationInfo;<text:bookmark-end text:name="__DdeLink__193_1090131349"/></text:p>
      <text:p text:style-name="P11"><text:s text:c="4"/>}</text:p>
      <text:p text:style-name="P11"/>
      <text:p text:style-name="P11"><text:s text:c="4"/>private void checkNotNull(Object reference, String message) {</text:p>
      <text:p text:style-name="P11"><text:s text:c="8"/>if (reference == null) {</text:p>
      <text:p text:style-name="P11"><text:s text:c="12"/>throw new AuthenticationException(message);</text:p>
      <text:p text:style-name="P11"><text:s text:c="8"/>}</text:p>
      <text:p text:style-name="P11"><text:s text:c="4"/>}</text:p>
      <text:p text:style-name="P9"/>
      <text:p text:style-name="P7"><text:soft-page-break/>Descripción de la funcionalidad de la Clase java (<text:span text:style-name="T1">punto anterior</text:span>):</text:p>
      <text:p text:style-name="P7"/>
      <text:p text:style-name="P7">1. <text:span text:style-name="T3">protected static final String AUTENTICACION_DE_USUARIO =</text:span></text:p>
      <text:p text:style-name="P10"><text:s text:c="12"/>"SELECT CLAVE FROM USR_USUARIO WHERE USUARIO = ?"</text:p>
      <text:p text:style-name="P11"><text:span text:style-name="T1"/></text:p>
      <text:p text:style-name="P9">Esta linea de código guarda el sql que nos brinda la clave del usuario por login de acceso.</text:p>
      <text:p text:style-name="P7"/>
      <text:p text:style-name="P17">2. public AuthenticationRealm() {</text:p>
      <text:p text:style-name="P10"><text:s text:c="8"/>setAuthenticationQuery(AUTENTICACION_DE_USUARIO);</text:p>
      <text:p text:style-name="P10"><text:s text:c="8"/>setPermissionsLookupEnabled(true);</text:p>
      <text:p text:style-name="P10"><text:s text:c="8"/>setDataSource(Util.obtenerDatasource());</text:p>
      <text:p text:style-name="P17"><text:s text:c="4"/>}</text:p>
      <text:p text:style-name="P17"/>
      <text:p text:style-name="P12">En el punto 2 SHIRO pide una cierta configuración de sus variables, como el query que retorna la clave del usuario en base de datos y un DATASOURCE con la conexion adecuada a la base de datos.</text:p>
      <text:p text:style-name="P12"/>
      <text:p text:style-name="P5">3. <text:span text:style-name="T3">CredentialsMatcher cm = getCredentialsMatcher();</text:span></text:p>
      <text:p text:style-name="P10"><text:s text:c="8"/>cm.doCredentialsMatch(token, authenticationInfo);</text:p>
      <text:p text:style-name="P10"><text:s text:c="8"/>Object credentials = authenticationInfo.getCredentials();</text:p>
      <text:p text:style-name="P10"><text:s text:c="8"/>byte[] storedBytes = CodecSupport.toBytes((char[]) credentials);</text:p>
      <text:p text:style-name="P10"/>
      <text:p text:style-name="P17"><text:s text:c="8"/>return authenticationInfo;</text:p>
      <text:p text:style-name="P17"/>
      <text:p text:style-name="P13">Por último hacemos que SHIRO se encargue de comparar los credenciales ingresados por pantalla y controle con lo que se recupera en base de datos. Y nos retorna un true o un false para la autenticacion de usuarios.</text:p>
      <text:p text:style-name="P13"/>
      <text:p text:style-name="P15">g<text:span text:style-name="T3">etCredentialsMatcher().doCredentialsMatch(token, authenticationInfo);</text:span></text:p>
      <text:p text:style-name="P15"/>
      <text:p text:style-name="P7">Cómo asignar a SHIRO el token para autenticación:</text:p>
      <text:p text:style-name="P7"/>
      <text:p text:style-name="P9">Para esto nosotros recuperamos de la pantalla del cliente el login y password ingresados en pantalla y en la clase <text:span text:style-name="T4">InicioTemplateBean</text:span> donde se controla el login asignamos las variables de la siguiente manera:</text:p>
      <text:p text:style-name="P9"/>
      <text:p text:style-name="P7">public String login(){</text:p>
      <text:p text:style-name="P9">…...............</text:p>
      <text:p text:style-name="P10">UsernamePasswordToken token = new UsernamePasswordToken(<text:span text:style-name="T5">username</text:span>, <text:span text:style-name="T6">passwordEncripted</text:span>);</text:p>
      <text:p text:style-name="P10"><text:s text:c="16"/>Subject subject = SecurityUtils.getSubject();</text:p>
      <text:p text:style-name="P10"><text:s text:c="16"/>token.setRememberMe(true);</text:p>
      <text:p text:style-name="P10"><text:s text:c="16"/>subject.login(token);</text:p>
      <text:p text:style-name="P10"/>
      <text:p text:style-name="P10"><text:s text:c="16"/>token.clear();</text:p>
      <text:p text:style-name="P10">…...................</text:p>
      <text:p text:style-name="P10">}</text:p>
      <text:p text:style-name="P10"/>
      <text:p text:style-name="P8"/>
      <text:p text:style-name="P8"/>
      <text:p text:style-name="P8"/>
      <text:p text:style-name="P8"/>
      <text:p text:style-name="P8"/>
      <text:p text:style-name="P8"/>
      <text:p text:style-name="P8"><text:soft-page-break/>Configuraciones finales en web.xml y dependencias requeridas para el APACHE SHIRO:</text:p>
      <text:p text:style-name="P8"/>
      <text:p text:style-name="P8">Web.xml</text:p>
      <text:p text:style-name="P8"/>
      <text:p text:style-name="P11">&lt;!--Start Security Shiro--&gt;</text:p>
      <text:p text:style-name="P11"><text:s text:c="4"/>&lt;listener&gt;</text:p>
      <text:p text:style-name="P11"><text:s text:c="8"/>&lt;listener-class&gt;org.apache.shiro.web.env.EnvironmentLoaderListener&lt;/listener-class&gt;</text:p>
      <text:p text:style-name="P11"><text:s text:c="4"/>&lt;/listener&gt;</text:p>
      <text:p text:style-name="P11"/>
      <text:p text:style-name="P11"><text:s text:c="4"/>&lt;filter&gt;</text:p>
      <text:p text:style-name="P11"><text:s text:c="8"/>&lt;filter-name&gt;ShiroFilter&lt;/filter-name&gt;</text:p>
      <text:p text:style-name="P11"><text:s text:c="8"/>&lt;filter-class&gt;org.apache.shiro.web.servlet.ShiroFilter&lt;/filter-class&gt;</text:p>
      <text:p text:style-name="P11"><text:s text:c="4"/>&lt;/filter&gt;</text:p>
      <text:p text:style-name="P11"/>
      <text:p text:style-name="P11"><text:s text:c="4"/>&lt;filter-mapping&gt;</text:p>
      <text:p text:style-name="P11"><text:s text:c="8"/>&lt;filter-name&gt;ShiroFilter&lt;/filter-name&gt;</text:p>
      <text:p text:style-name="P11"><text:s text:c="8"/>&lt;url-pattern&gt;/*&lt;/url-pattern&gt;</text:p>
      <text:p text:style-name="P11"><text:s text:c="4"/>&lt;/filter-mapping&gt; </text:p>
      <text:p text:style-name="P11"/>
      <text:p text:style-name="P11">&lt;!--End Security--&gt;</text:p>
      <text:p text:style-name="P11"/>
      <text:p text:style-name="P11"/>
      <text:p text:style-name="P10"/>
      <text:p text:style-name="P10">POM.xml</text:p>
      <text:p text:style-name="P10"/>
      <text:p text:style-name="P11">&lt;!-- Security Shiro --&gt;</text:p>
      <text:p text:style-name="P11"><text:s text:c="8"/>&lt;dependency&gt;</text:p>
      <text:p text:style-name="P11"><text:s text:c="12"/>&lt;groupId&gt;commons-dbcp&lt;/groupId&gt;</text:p>
      <text:p text:style-name="P11"><text:s text:c="12"/>&lt;artifactId&gt;commons-dbcp&lt;/artifactId&gt;</text:p>
      <text:p text:style-name="P11"><text:s text:c="12"/>&lt;version&gt;1.4&lt;/version&gt;</text:p>
      <text:p text:style-name="P11"><text:s text:c="8"/>&lt;/dependency&gt;</text:p>
      <text:p text:style-name="P11"/>
      <text:p text:style-name="P11"><text:s text:c="8"/>&lt;dependency&gt;</text:p>
      <text:p text:style-name="P11"><text:s text:c="12"/>&lt;groupId&gt;org.apache.shiro&lt;/groupId&gt;</text:p>
      <text:p text:style-name="P11"><text:s text:c="12"/>&lt;artifactId&gt;shiro-core&lt;/artifactId&gt;</text:p>
      <text:p text:style-name="P11"><text:s text:c="12"/>&lt;version&gt;1.2.2&lt;/version&gt;</text:p>
      <text:p text:style-name="P11"><text:s text:c="8"/>&lt;/dependency&gt;</text:p>
      <text:p text:style-name="P11"><text:s text:c="8"/>&lt;dependency&gt;</text:p>
      <text:p text:style-name="P11"><text:s text:c="12"/>&lt;groupId&gt;org.apache.shiro&lt;/groupId&gt;</text:p>
      <text:p text:style-name="P11"><text:s text:c="12"/>&lt;artifactId&gt;shiro-web&lt;/artifactId&gt;</text:p>
      <text:p text:style-name="P11"><text:s text:c="12"/>&lt;version&gt;1.2.2&lt;/version&gt;</text:p>
      <text:p text:style-name="P11"><text:s text:c="8"/>&lt;/dependency&gt;</text:p>
      <text:p text:style-name="P11"><text:s text:c="8"/>&lt;dependency&gt;</text:p>
      <text:p text:style-name="P11"><text:s text:c="12"/>&lt;groupId&gt;javax.servlet.jsp&lt;/groupId&gt;</text:p>
      <text:p text:style-name="P11"><text:s text:c="12"/>&lt;artifactId&gt;jsp-api&lt;/artifactId&gt;</text:p>
      <text:p text:style-name="P11"><text:s text:c="12"/>&lt;version&gt;2.2&lt;/version&gt;</text:p>
      <text:p text:style-name="P11"><text:s text:c="12"/>&lt;scope&gt;provided&lt;/scope&gt;</text:p>
      <text:p text:style-name="P11"><text:s text:c="8"/>&lt;/dependency&gt;</text:p>
      <text:p text:style-name="P11"><text:s text:c="8"/>&lt;dependency&gt;</text:p>
      <text:p text:style-name="P11"><text:s text:c="12"/>&lt;groupId&gt;taglibs&lt;/groupId&gt;</text:p>
      <text:p text:style-name="P11"><text:s text:c="12"/>&lt;artifactId&gt;standard&lt;/artifactId&gt;</text:p>
      <text:p text:style-name="P11"><text:s text:c="12"/>&lt;version&gt;1.1.2&lt;/version&gt;</text:p>
      <text:p text:style-name="P11"><text:s text:c="8"/>&lt;/dependency&gt;</text:p>
      <text:p text:style-name="P11"/>
      <text:p text:style-name="P11"><text:s/>&lt;!--End Security--&g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paragraph-properties fo:margin-top="0in" fo:margin-bottom="0.0417in"/>
      <style:text-properties style:font-name="Verdana" style:font-name-complex="Arial"/>
    </style:style>
    <style:style style:name="MTemaNormal" style:family="paragraph" style:parent-style-name="MNormal">
      <style:paragraph-properties fo:margin="100%" fo:margin-left="0.3937in" fo:margin-right="0in" fo:margin-top="0in" fo:margin-bottom="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ercado </meta:initial-creator>
    <meta:creation-date>2013-12-05T14:59:15</meta:creation-date>
    <dc:date>2013-12-05T17:53:16</dc:date>
    <dc:creator>gmercado </dc:creator>
    <meta:editing-duration>PT36M36S</meta:editing-duration>
    <meta:editing-cycles>15</meta:editing-cycles>
    <meta:generator>LibreOffice/3.5$Linux_X86_64 LibreOffice_project/350m1$Build-202</meta:generator>
    <meta:document-statistic meta:table-count="0" meta:image-count="0" meta:object-count="0" meta:page-count="4" meta:paragraph-count="142" meta:word-count="762" meta:character-count="7371" meta:non-whitespace-character-count="6073"/>
  </office:meta>
</office:document-meta>
</file>